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004cm"/>
    </style:style>
    <style:style style:name="co4" style:family="table-column">
      <style:table-column-properties fo:break-before="auto" style:column-width="3.171cm"/>
    </style:style>
    <style:style style:name="co5" style:family="table-column">
      <style:table-column-properties fo:break-before="auto" style:column-width="2.57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6"/>
          <table:table-cell table:style-name="ce2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2H00M00S" calcext:value-type="time">
            <text:p>12:00:00</text:p>
          </table:table-cell>
          <table:table-cell/>
          <table:table-cell table:style-name="ce2" office:value-type="time" office:time-value="PT14H00M00S" calcext:value-type="time">
            <text:p>14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/>
          <table:table-cell/>
          <table:table-cell office:value-type="string" calcext:value-type="string">
            <text:p>Ireto tsy haiko tsara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4H00M00S" calcext:value-type="time">
            <text:p>14:00:00</text:p>
          </table:table-cell>
          <table:table-cell/>
          <table:table-cell table:style-name="ce2" office:value-type="time" office:time-value="PT16H00M00S" calcext:value-type="time">
            <text:p>16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6H00M00S" calcext:value-type="time">
            <text:p>16:00:00</text:p>
          </table:table-cell>
          <table:table-cell/>
          <table:table-cell table:style-name="ce2" office:value-type="time" office:time-value="PT18H00M00S" calcext:value-type="time">
            <text:p>18:00: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5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15M00S" calcext:value-type="time">
            <text:p>08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45M00S" calcext:value-type="time">
            <text:p>10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5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6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 table:visibility="collapse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2</text:p>
          </table:table-cell>
          <table:table-cell office:value-type="float" office:value="13" calcext:value-type="float">
            <text:p>13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10M00S" calcext:value-type="time">
            <text:p>10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08H10M00S" calcext:value-type="time">
            <text:p>08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10M00S" calcext:value-type="time">
            <text:p>10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0M00S" calcext:value-type="time">
            <text:p>12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2</text:p>
          </table:table-cell>
          <table:table-cell office:value-type="string" calcext:value-type="string">
            <text:p>Client5</text:p>
          </table:table-cell>
          <table:table-cell office:value-type="float" office:value="13" calcext:value-type="float">
            <text:p>13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3H00M00S" calcext:value-type="time">
            <text:p>13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6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2H10M00S" calcext:value-type="time">
            <text:p>12:1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0M00S" calcext:value-type="time">
            <text:p>14:1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e2</text:p>
          </table:table-cell>
          <table:table-cell office:value-type="string" calcext:value-type="string">
            <text:p>Client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6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5H00M00S" calcext:value-type="time">
            <text:p>15:00:00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0H10M00S" calcext:value-type="time">
            <text:p>10:10:00</text:p>
          </table:table-cell>
          <table:table-cell/>
          <table:table-cell table:style-name="ce2" office:value-type="time" office:time-value="PT12H10M00S" calcext:value-type="time">
            <text:p>12:1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2H10M00S" calcext:value-type="time">
            <text:p>12:10:00</text:p>
          </table:table-cell>
          <table:table-cell/>
          <table:table-cell table:style-name="ce2" office:value-type="time" office:time-value="PT14H10M00S" calcext:value-type="time">
            <text:p>14:1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4H10M00S" calcext:value-type="time">
            <text:p>14:10:00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time" office:time-value="PT14H10M00S" calcext:value-type="time">
            <text:p>14:10:00</text:p>
          </table:table-cell>
          <table:table-cell/>
          <table:table-cell table:style-name="ce2" office:value-type="time" office:time-value="PT16H10M00S" calcext:value-type="time">
            <text:p>16:10:00</text:p>
          </table:table-cell>
          <table:table-cell table:number-columns-repeated="6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15M00S" calcext:value-type="time">
            <text:p>12:15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15M00S" calcext:value-type="time">
            <text:p>12:1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15M00S" calcext:value-type="time">
            <text:p>14:15:00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0M00S" calcext:value-type="time">
            <text:p>10:1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35M00S" calcext:value-type="time">
            <text:p>10:35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35M00S" calcext:value-type="time">
            <text:p>12:35:00</text:p>
          </table:table-cell>
          <table:table-cell table:number-columns-repeated="6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office:value-type="string" calcext:value-type="string">
            <text:p>Réservation</text:p>
          </table:table-cell>
          <table:table-cell office:value-type="string" calcext:value-type="string">
            <text:p>Nb personnn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9H45M00S" calcext:value-type="time">
            <text:p>09:45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09H50M00S" calcext:value-type="time">
            <text:p>09:5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6-03-25" calcext:value-type="date">
            <text:p>25/03/26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string" calcext:value-type="string">
            <text:p>Hote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éroport</text:p>
          </table:table-cell>
          <table:table-cell office:value-type="string" calcext:value-type="string">
            <text:p>Hotel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mps Attente</text:p>
          </table:table-cell>
          <table:table-cell office:value-type="string" calcext:value-type="string">
            <text:p>Vitesse Moyenn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éhicul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ure Disponibilit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ul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Véhicul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ransporté</text:p>
          </table:table-cell>
          <table:table-cell office:value-type="string" calcext:value-type="string">
            <text:p>Départ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Ret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hicule1</text:p>
          </table:table-cell>
          <table:table-cell office:value-type="string" calcext:value-type="string">
            <text:p>Client1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08H00M00S" calcext:value-type="time">
            <text:p>08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3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2H00M00S" calcext:value-type="time">
            <text:p>12:00: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ient4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100" calcext:value-type="float">
            <text:p>100</text:p>
          </table:table-cell>
          <table:table-cell table:style-name="ce2" office:value-type="time" office:time-value="PT14H00M00S" calcext:value-type="time">
            <text:p>14:00: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08:19:42.35211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0:02:00.173419900</meta:creation-date>
    <dc:date>2026-03-26T11:50:26.428953800</dc:date>
    <meta:editing-duration>PT2H51S</meta:editing-duration>
    <meta:editing-cycles>9</meta:editing-cycles>
    <meta:generator>LibreOffice/25.8.5.2$Windows_X86_64 LibreOffice_project/9c8b85f387cc00a89945a79c9e6239f32e450ac2</meta:generator>
    <meta:document-statistic meta:table-count="1" meta:cell-count="437" meta:object-count="0"/>
  </office:meta>
</office:document-meta>
</file>